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5f86a" officeooo:paragraph-rsid="0015f86a"/>
    </style:style>
    <style:style style:name="P2" style:family="paragraph" style:parent-style-name="Standard">
      <style:text-properties officeooo:rsid="00168e3c" officeooo:paragraph-rsid="00168e3c"/>
    </style:style>
    <style:style style:name="P3" style:family="paragraph" style:parent-style-name="Standard">
      <style:text-properties officeooo:rsid="00168e3c" officeooo:paragraph-rsid="001aee0a"/>
    </style:style>
    <style:style style:name="P4" style:family="paragraph" style:parent-style-name="Standard">
      <style:text-properties officeooo:rsid="00168e3c" officeooo:paragraph-rsid="0023bec3"/>
    </style:style>
    <style:style style:name="P5" style:family="paragraph" style:parent-style-name="Standard">
      <style:text-properties officeooo:rsid="00168e3c" officeooo:paragraph-rsid="0025f129"/>
    </style:style>
    <style:style style:name="P6" style:family="paragraph" style:parent-style-name="Standard">
      <style:text-properties officeooo:rsid="0019e3f4" officeooo:paragraph-rsid="0019e3f4"/>
    </style:style>
    <style:style style:name="P7" style:family="paragraph" style:parent-style-name="Standard">
      <style:text-properties officeooo:rsid="001745f6" officeooo:paragraph-rsid="0023bec3"/>
    </style:style>
    <style:style style:name="P8" style:family="paragraph" style:parent-style-name="Standard">
      <style:text-properties officeooo:paragraph-rsid="00283f2e"/>
    </style:style>
    <style:style style:name="P9" style:family="paragraph" style:parent-style-name="Standard">
      <style:text-properties officeooo:rsid="00290f5a" officeooo:paragraph-rsid="00290f5a"/>
    </style:style>
    <style:style style:name="P10" style:family="paragraph" style:parent-style-name="Standard">
      <style:text-properties officeooo:rsid="002b4d70" officeooo:paragraph-rsid="002b4d70"/>
    </style:style>
    <style:style style:name="P11" style:family="paragraph" style:parent-style-name="Standard">
      <style:text-properties officeooo:rsid="002e3b7b" officeooo:paragraph-rsid="002e3b7b"/>
    </style:style>
    <style:style style:name="P12" style:family="paragraph" style:parent-style-name="Standard">
      <style:text-properties officeooo:rsid="002fa4b8" officeooo:paragraph-rsid="002fa4b8"/>
    </style:style>
    <style:style style:name="P13" style:family="paragraph" style:parent-style-name="Standard">
      <style:text-properties officeooo:paragraph-rsid="00312562"/>
    </style:style>
    <style:style style:name="T1" style:family="text">
      <style:text-properties officeooo:rsid="001745f6"/>
    </style:style>
    <style:style style:name="T2" style:family="text">
      <style:text-properties officeooo:rsid="0023bec3"/>
    </style:style>
    <style:style style:name="T3" style:family="text">
      <style:text-properties officeooo:rsid="0025f129"/>
    </style:style>
    <style:style style:name="T4" style:family="text">
      <style:text-properties officeooo:rsid="0027416f"/>
    </style:style>
    <style:style style:name="T5" style:family="text">
      <style:text-properties officeooo:rsid="002d302e"/>
    </style:style>
    <style:style style:name="T6" style:family="text">
      <style:text-properties officeooo:rsid="002e3b7b"/>
    </style:style>
    <style:style style:name="T7" style:family="text">
      <style:text-properties officeooo:rsid="002fa4b8"/>
    </style:style>
    <style:style style:name="T8" style:family="text">
      <style:text-properties officeooo:rsid="0031256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though medians are very robust to outliers, and give good forecast most of the time, they do not work well for very small data set. In call centers, we normally do not have a lot of data to infer the effect of the season. For instance, when we have three years of data</text:p>
      <text:p text:style-name="P1"/>
      <text:p text:style-name="P9">Theroetical disussion: <text:span text:style-name="T6">why transforming data using log function before the fitting procedure</text:span></text:p>
      <text:p text:style-name="P11">Precision <text:span text:style-name="T7">and robustness when minimizing squared errors on transformed data</text:span></text:p>
      <text:p text:style-name="P8"><text:span text:style-name="T1">It was discussed by ( kole etc) that minimizing absolute deviations is preferred over minimizing squared values, because more robust to outliers, and because they theoretically minimize the wape, considered by far the best performance measure in call volumes forecast. We can liken advantages of minimizing absolute deviations over minimizing squared deviations, as the advantages of the median compared to the mean on estimating the central tendency of a data generating process. While the first estimator is more robust to outliers, the second is very sensible. However, for not skewed cleaned data, the mean is a more efficient measure, in the sense that the mean converges “faster” to the center of the distribution, whereas the median needs more data. Efficiency in call volumes forecast is important. In fact, call-centers frequently do not own/have access to more than three years of data; data where intra-year seasonality must often be estimated with few data-points. <text:s/>Through R simulation, it is shown how the precision of different estimators behaves in three different scenarios. In the first case we simulate 450 000 samples of <text:s/>different sizes, where data follows a Poisson distribution with lambda= 800. Samples are grouped by different sample sizes. Sizes go from 6 to 150. Variances of three central tendencies estimators are tested on each group: mean, median, geometric mean. We see from the graph how mean and geometric mean converge faster than the median, whereas standard deviation is constantly smaller. In the second scenario, we introduce some outliers: We add to the poisson proccess a second poisson process with lambda =500, taking place with probability 0.005. As expected, we see from the chart that median is now the most robust/precise estimator. However, we also see that the geometric mean performs quite better than the mean. Considering the previous as an extreme scenario without pre-process, we understand how the geometric mean can be powerful when combined with a data pre-process which cleans up from the most aggressive outliers. That is why, a third scenario is simulated, where we try to resemble a typical call center volumes data, where big outliers relative to explicable events are easily isolated, and only minor outliers are still present. This time the outlier function has a lambda = 300. We can see that geometric mean outperformed both median and mean in terms of precision, with a standard deviation systematically lower.</text:span></text:p>
      <text:p text:style-name="P10">Therefore, as the <text:span text:style-name="T5">fit</text:span> of a linear regression <text:span text:style-name="T5">(with only intercept)</text:span> to the log of the data is mathematically <text:span text:style-name="T5">equivalent on computing </text:span>the log of the geometrical mean of the data, we <text:span text:style-name="T5">can say that taking logs of the data before the fitting is a valid approach. Nevertheless, minimizing squared errors of the logged values is efficient compared to minimizing squared errors of actuals or when minimizing absolute errors of actuals, especially when data resemble the characteristics of our simulation.</text:span></text:p>
      <text:p text:style-name="P12">Multiplicative Assumptions</text:p>
      <text:p text:style-name="P13"><text:span text:style-name="T8">As already used in previous literature, (</text:span>Parametric Stochastic Programming Models for Call-Center Workforce Scheduling<text:span text:style-name="T8">) , we assume the data generating process to be multiplicative. The log transformed data permits to fit an additive model S()+l()+E()= log(fit),that is exp(s())*exp(i())*exp(e())= fit.</text:span></text:p>
      <text:p text:style-name="P5"><text:span text:style-name="T4">Considering multiplicative </text:span>assumption <text:span text:style-name="T3">regarding the </text:span>data generating pr<text:span text:style-name="T2">o</text:span>cess, <text:span text:style-name="T3">and</text:span> the <text:span text:style-name="T2">fact that a data-cleaning process is always performed, estimators where the geometric mean is the optimal point, are considered in the following model. In particular, the model which will estimate the seasonalities and extract the trend is referring to a polynomial linear regression applied on log-actuals. </text:span></text:p>
      <text:p text:style-name="P4"/>
      <text:p text:style-name="P4"/>
      <text:p text:style-name="P7">The following graph shows how the variance of the mean estimator declines to zero after normal distribution property than can be useful in the common call center scenario were only few years of <text:soft-page-break/>data are available. The following simulated experiment shows how from where many parameters representing the seasonality should be infered. In this context, the geometrical mean is proposed as a compromise between the efficiency of the mean, and the robustness of the median. Then we can imagine as the distribution of calls net of any seasonal effect, plus a random distributin with same mean but higher variance</text:p>
      <text:p text:style-name="P3"><text:span text:style-name="T1">However, when having a small datasets, sample mean is more efficient than median, as it consider all values in the data-set. <text:s text:c="2"/></text:span>Linear function which median is robust to outliers and never give really “wrong” results. However, it can be high imprecise when having few data points. On the ot</text:p>
      <text:p text:style-name="P2"/>
      <text:p text:style-name="P2"/>
      <text:p text:style-name="P2"/>
      <text:p text:style-name="P2"/>
      <text:p text:style-name="P2"/>
      <text:p text:style-name="P2"/>
      <text:p text:style-name="P2"/>
      <text:p text:style-name="P2"/>
      <text:p text:style-name="P6">giugno foreca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09:26:28.994079736</meta:creation-date>
    <dc:date>2019-05-15T17:58:21.933770106</dc:date>
    <meta:editing-duration>PT16M42S</meta:editing-duration>
    <meta:editing-cycles>5</meta:editing-cycles>
    <meta:generator>LibreOffice/6.0.6.2$Linux_X86_64 LibreOffice_project/00m0$Build-2</meta:generator>
    <meta:document-statistic meta:table-count="0" meta:image-count="0" meta:object-count="0" meta:page-count="2" meta:paragraph-count="11" meta:word-count="795" meta:character-count="5042" meta:non-whitespace-character-count="4252"/>
  </office:meta>
</office:document-meta>
</file>